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12cm" fo:min-width="2.817cm"/>
    </style:style>
    <style:style style:name="gr2" style:family="graphic" style:parent-style-name="standard">
      <style:graphic-properties draw:textarea-horizontal-align="justify" draw:textarea-vertical-align="middle" draw:auto-grow-height="false" fo:min-height="0.049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8" style:family="graphic" style:parent-style-name="standard">
      <style:graphic-properties draw:textarea-horizontal-align="justify" draw:textarea-vertical-align="middle" draw:auto-grow-height="false" fo:min-height="0.316cm" fo:min-width="2.8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87cm"/>
    </style:style>
    <style:style style:name="gr12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7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6cm"/>
    </style:style>
    <style:style style:name="gr16" style:family="graphic" style:parent-style-name="standard">
      <style:graphic-properties draw:textarea-horizontal-align="justify" draw:textarea-vertical-align="middle" draw:auto-grow-height="false" fo:min-height="0.097cm" fo:min-width="0cm"/>
    </style:style>
    <style:style style:name="gr17" style:family="graphic" style:parent-style-name="standard">
      <style:graphic-properties draw:stroke="none" svg:stroke-color="#000000" draw:fill="none" draw:fill-color="#ffffff" fo:min-height="0.757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919cm" svg:height="1.004cm" draw:transform="rotate (1.5707963267949) translate (6.614cm 8.291cm)">
          <draw:glue-point draw:id="8" svg:x="-4.88cm" svg:y="3.482cm"/>
          <draw:glue-point draw:id="9" svg:x="-4.93cm" svg:y="2.387cm"/>
          <draw:glue-point draw:id="10" svg:x="-4.93cm" svg:y="1.295cm"/>
          <draw:glue-point draw:id="11" svg:x="-4.92cm" svg:y="-1.035cm"/>
          <draw:glue-point draw:id="12" svg:x="-4.92cm" svg:y="-2.187cm"/>
          <draw:glue-point draw:id="13" svg:x="-4.9cm" svg:y="-3.338cm"/>
          <text:p/>
          <draw:enhanced-geometry svg:viewBox="0 0 21600 21600" draw:glue-points="?f6 10800 10800 21600 ?f5 10800 10800 0" draw:text-areas="?f3 ?f3 ?f4 ?f4" draw:type="trapezoid" draw:modifiers="5359.8648648648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xml:id="id1" draw:id="id1" draw:layer="layout" svg:width="0.897cm" svg:height="0.897cm" draw:transform="rotate (-1.5707963267949) translate (3.217cm 0.93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3.217cm" svg:y1="1.382cm" svg:x2="7.117cm" svg:y2="3.107cm" draw:start-shape="id1" draw:start-glue-point="4" draw:end-shape="id2" draw:end-glue-point="4" svg:d="M3217 1382h4903v1725h-1003" svg:viewBox="0 0 4904 1726">
          <text:p/>
        </draw:connector>
        <draw:frame draw:style-name="gr4" draw:text-style-name="P2" draw:layer="layout" svg:width="3.076cm" svg:height="0.962cm" svg:x="1.79cm" svg:y="-0.128cm">
          <draw:text-box>
            <text:p>Addr[8:0]</text:p>
          </draw:text-box>
        </draw:frame>
        <draw:frame draw:style-name="gr5" draw:text-style-name="P2" xml:id="id8" draw:id="id8" draw:layer="layout" svg:width="2.83cm" svg:height="0.962cm" svg:x="2.798cm" svg:y="2.874cm">
          <draw:text-box>
            <text:p>Bit[0,15]</text:p>
          </draw:text-box>
        </draw:frame>
        <draw:frame draw:style-name="gr6" draw:text-style-name="P2" xml:id="id6" draw:id="id6" draw:layer="layout" svg:width="3.389cm" svg:height="0.962cm" svg:x="12.216cm" svg:y="10.513cm">
          <draw:text-box>
            <text:p>Column[1]</text:p>
          </draw:text-box>
        </draw:frame>
        <draw:frame draw:style-name="gr7" draw:text-style-name="P2" xml:id="id7" draw:id="id7" draw:layer="layout" svg:width="3.741cm" svg:height="0.962cm" svg:x="6.317cm" svg:y="10.513cm">
          <draw:text-box>
            <text:p>Column[15]</text:p>
          </draw:text-box>
        </draw:frame>
        <draw:frame draw:style-name="gr6" draw:text-style-name="P2" xml:id="id4" draw:id="id4" draw:layer="layout" svg:width="3.389cm" svg:height="0.962cm" svg:x="18.317cm" svg:y="10.513cm">
          <draw:text-box>
            <text:p>Column[0]</text:p>
          </draw:text-box>
        </draw:frame>
        <draw:custom-shape draw:style-name="gr8" draw:text-style-name="P1" xml:id="id5" draw:id="id5" draw:layer="layout" svg:width="5.919cm" svg:height="1.004cm" draw:transform="rotate (1.5707963267949) translate (12.415cm 8.291cm)">
          <draw:glue-point draw:id="8" svg:x="-4.88cm" svg:y="3.482cm"/>
          <draw:glue-point draw:id="9" svg:x="-4.93cm" svg:y="2.387cm"/>
          <draw:glue-point draw:id="10" svg:x="-4.93cm" svg:y="1.295cm"/>
          <draw:glue-point draw:id="11" svg:x="-4.92cm" svg:y="-1.035cm"/>
          <draw:glue-point draw:id="12" svg:x="-4.92cm" svg:y="-2.187cm"/>
          <draw:glue-point draw:id="13" svg:x="-4.9cm" svg:y="-3.338cm"/>
          <text:p/>
          <draw:enhanced-geometry svg:viewBox="0 0 21600 21600" draw:glue-points="?f6 10800 10800 21600 ?f5 10800 10800 0" draw:text-areas="?f3 ?f3 ?f4 ?f4" draw:type="trapezoid" draw:modifiers="5359.8648648648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1" xml:id="id3" draw:id="id3" draw:layer="layout" svg:width="5.919cm" svg:height="1.004cm" draw:transform="rotate (1.5707963267949) translate (18.315cm 8.291cm)">
          <draw:glue-point draw:id="8" svg:x="-4.88cm" svg:y="3.482cm"/>
          <draw:glue-point draw:id="9" svg:x="-4.93cm" svg:y="2.387cm"/>
          <draw:glue-point draw:id="10" svg:x="-4.93cm" svg:y="1.295cm"/>
          <draw:glue-point draw:id="11" svg:x="-4.92cm" svg:y="-1.035cm"/>
          <draw:glue-point draw:id="12" svg:x="-4.92cm" svg:y="-2.187cm"/>
          <draw:glue-point draw:id="13" svg:x="-4.9cm" svg:y="-3.338cm"/>
          <text:p/>
          <draw:enhanced-geometry svg:viewBox="0 0 21600 21600" draw:glue-points="?f6 10800 10800 21600 ?f5 10800 10800 0" draw:text-areas="?f3 ?f3 ?f4 ?f4" draw:type="trapezoid" draw:modifiers="5359.8648648648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" draw:text-style-name="P1" draw:layer="layout" svg:x1="19.319cm" svg:y1="5.332cm" svg:x2="20.011cm" svg:y2="10.513cm" draw:start-shape="id3" draw:start-glue-point="5" draw:end-shape="id4" svg:d="M19319 5332h692v5181" svg:viewBox="0 0 693 5182">
          <text:p/>
        </draw:connector>
        <draw:connector draw:style-name="gr3" draw:text-style-name="P1" draw:layer="layout" svg:x1="13.419cm" svg:y1="5.332cm" svg:x2="13.91cm" svg:y2="10.513cm" draw:start-shape="id5" draw:start-glue-point="5" draw:end-shape="id6" draw:end-glue-point="0" svg:d="M13419 5332h502v4071h-11v1110" svg:viewBox="0 0 503 5182">
          <text:p/>
        </draw:connector>
        <draw:connector draw:style-name="gr3" draw:text-style-name="P1" draw:layer="layout" svg:x1="7.618cm" svg:y1="5.332cm" svg:x2="8.187cm" svg:y2="10.513cm" draw:start-shape="id2" draw:start-glue-point="5" draw:end-shape="id7" svg:d="M7618 5332h569v5181" svg:viewBox="0 0 570 5182">
          <text:p/>
        </draw:connector>
        <draw:connector draw:style-name="gr3" draw:text-style-name="P1" draw:layer="layout" svg:x1="5.628cm" svg:y1="3.355cm" svg:x2="6.625cm" svg:y2="3.356cm" draw:start-shape="id8" draw:start-glue-point="1" draw:end-shape="id2" draw:end-glue-point="13" svg:d="M5628 3355h493v1h504" svg:viewBox="0 0 998 2">
          <text:p/>
        </draw:connector>
        <draw:frame draw:style-name="gr9" draw:text-style-name="P2" xml:id="id15" draw:id="id15" draw:layer="layout" svg:width="3.135cm" svg:height="0.962cm" svg:x="14.627cm" svg:y="6.924cm">
          <draw:text-box>
            <text:p>Bit[511,0]</text:p>
          </draw:text-box>
        </draw:frame>
        <draw:frame draw:style-name="gr9" draw:text-style-name="P2" xml:id="id14" draw:id="id14" draw:layer="layout" svg:width="2.479cm" svg:height="0.962cm" svg:x="15.26cm" svg:y="3.545cm">
          <draw:text-box>
            <text:p>Bit[1,0]</text:p>
          </draw:text-box>
        </draw:frame>
        <draw:frame draw:style-name="gr10" draw:text-style-name="P2" xml:id="id16" draw:id="id16" draw:layer="layout" svg:width="3.135cm" svg:height="0.962cm" svg:x="8.814cm" svg:y="6.918cm">
          <draw:text-box>
            <text:p>Bit[511,1]</text:p>
          </draw:text-box>
        </draw:frame>
        <draw:frame draw:style-name="gr9" draw:text-style-name="P2" xml:id="id11" draw:id="id11" draw:layer="layout" svg:width="2.479cm" svg:height="0.962cm" svg:x="9.249cm" svg:y="3.53cm">
          <draw:text-box>
            <text:p>Bit[1,1]</text:p>
          </draw:text-box>
        </draw:frame>
        <draw:frame draw:style-name="gr9" draw:text-style-name="P2" xml:id="id13" draw:id="id13" draw:layer="layout" svg:width="2.479cm" svg:height="0.962cm" svg:x="15.244cm" svg:y="2.887cm">
          <draw:text-box>
            <text:p>Bit[0,0]</text:p>
          </draw:text-box>
        </draw:frame>
        <draw:frame draw:style-name="gr9" draw:text-style-name="P2" xml:id="id12" draw:id="id12" draw:layer="layout" svg:width="2.479cm" svg:height="0.962cm" svg:x="9.267cm" svg:y="2.871cm">
          <draw:text-box>
            <text:p>Bit[0,1]</text:p>
          </draw:text-box>
        </draw:frame>
        <draw:frame draw:style-name="gr11" draw:text-style-name="P2" xml:id="id9" draw:id="id9" draw:layer="layout" svg:width="3.487cm" svg:height="0.962cm" svg:x="2.398cm" svg:y="6.909cm">
          <draw:text-box>
            <text:p>Bit[511,15]</text:p>
          </draw:text-box>
        </draw:frame>
        <draw:line draw:style-name="gr12" draw:text-style-name="P3" draw:layer="layout" svg:x1="6.286cm" svg:y1="4.612cm" svg:x2="6.269cm" svg:y2="6.81cm">
          <text:p/>
        </draw:line>
        <draw:frame draw:style-name="gr5" draw:text-style-name="P2" xml:id="id10" draw:id="id10" draw:layer="layout" svg:width="2.83cm" svg:height="0.962cm" svg:x="2.783cm" svg:y="3.554cm">
          <draw:text-box>
            <text:p>Bit[1,15]</text:p>
          </draw:text-box>
        </draw:frame>
        <draw:line draw:style-name="gr12" draw:text-style-name="P3" draw:layer="layout" svg:x1="11.773cm" svg:y1="5.935cm" svg:x2="9.002cm" svg:y2="5.927cm">
          <text:p/>
        </draw:line>
        <draw:connector draw:style-name="gr3" draw:text-style-name="P1" draw:layer="layout" svg:x1="5.885cm" svg:y1="7.39cm" svg:x2="6.627cm" svg:y2="7.391cm" draw:start-shape="id9" draw:start-glue-point="1" draw:end-shape="id2" draw:end-glue-point="8" svg:d="M5885 7390h364v1h378" svg:viewBox="0 0 743 2">
          <text:p/>
        </draw:connector>
        <draw:connector draw:style-name="gr3" draw:text-style-name="P1" draw:layer="layout" svg:x1="5.613cm" svg:y1="4.035cm" svg:x2="6.623cm" svg:y2="4.037cm" draw:start-shape="id10" draw:start-glue-point="1" draw:end-shape="id2" draw:end-glue-point="12" svg:d="M5613 4035h500v2h510" svg:viewBox="0 0 1011 3">
          <text:p/>
        </draw:connector>
        <draw:connector draw:style-name="gr3" draw:text-style-name="P1" draw:layer="layout" draw:line-skew="0.179cm" svg:x1="11.728cm" svg:y1="4.011cm" svg:x2="12.28cm" svg:y2="3.996cm" draw:start-shape="id11" draw:start-glue-point="1" svg:d="M11728 4011h705v-15h-153" svg:viewBox="0 0 706 16">
          <text:p/>
        </draw:connector>
        <draw:connector draw:style-name="gr3" draw:text-style-name="P1" draw:layer="layout" svg:x1="11.746cm" svg:y1="3.352cm" svg:x2="12.426cm" svg:y2="3.356cm" draw:start-shape="id12" draw:start-glue-point="1" draw:end-shape="id5" draw:end-glue-point="13" svg:d="M11746 3352h334v4h346" svg:viewBox="0 0 681 5">
          <text:p/>
        </draw:connector>
        <draw:connector draw:style-name="gr3" draw:text-style-name="P1" draw:layer="layout" svg:x1="17.723cm" svg:y1="3.368cm" svg:x2="18.326cm" svg:y2="3.356cm" draw:start-shape="id13" draw:start-glue-point="1" draw:end-shape="id3" draw:end-glue-point="13" svg:d="M17723 3368h296v-12h307" svg:viewBox="0 0 604 13">
          <text:p/>
        </draw:connector>
        <draw:connector draw:style-name="gr3" draw:text-style-name="P1" draw:layer="layout" svg:x1="17.739cm" svg:y1="4.026cm" svg:x2="18.324cm" svg:y2="4.037cm" draw:start-shape="id14" draw:start-glue-point="1" draw:end-shape="id3" draw:end-glue-point="12" svg:d="M17739 4026h288v11h297" svg:viewBox="0 0 586 12">
          <text:p/>
        </draw:connector>
        <draw:connector draw:style-name="gr3" draw:text-style-name="P1" draw:layer="layout" svg:x1="17.762cm" svg:y1="7.405cm" svg:x2="18.328cm" svg:y2="7.391cm" draw:start-shape="id15" draw:start-glue-point="1" draw:end-shape="id3" draw:end-glue-point="8" svg:d="M17762 7405h276v-14h290" svg:viewBox="0 0 567 15">
          <text:p/>
        </draw:connector>
        <draw:line draw:style-name="gr13" draw:text-style-name="P3" draw:layer="layout" svg:x1="2.754cm" svg:y1="9.413cm" svg:x2="2.754cm" svg:y2="11.784cm">
          <text:p/>
        </draw:line>
        <draw:line draw:style-name="gr13" draw:text-style-name="P3" draw:layer="layout" svg:x1="1.852cm" svg:y1="11.815cm" svg:x2="3.687cm" svg:y2="11.815cm">
          <text:p/>
        </draw:line>
        <draw:line draw:style-name="gr13" draw:text-style-name="P3" draw:layer="layout" svg:x1="1.853cm" svg:y1="9.415cm" svg:x2="3.688cm" svg:y2="9.415cm">
          <text:p/>
        </draw:line>
        <draw:frame draw:style-name="gr14" draw:text-style-name="P2" draw:layer="layout" svg:width="2.447cm" svg:height="0.962cm" svg:x="1.632cm" svg:y="8.426cm">
          <draw:text-box>
            <text:p>VDD</text:p>
          </draw:text-box>
        </draw:frame>
        <draw:line draw:style-name="gr13" draw:text-style-name="P3" draw:layer="layout" svg:x1="2.753cm" svg:y1="10.515cm" svg:x2="4.588cm" svg:y2="10.515cm">
          <text:p/>
        </draw:line>
        <draw:frame draw:style-name="gr5" draw:text-style-name="P2" draw:layer="layout" svg:width="2.83cm" svg:height="0.962cm" svg:x="2.783cm" svg:y="3.555cm">
          <draw:text-box>
            <text:p>Bit[1,15]</text:p>
          </draw:text-box>
        </draw:frame>
        <draw:line draw:style-name="gr13" draw:text-style-name="P3" draw:layer="layout" svg:x1="2.753cm" svg:y1="10.516cm" svg:x2="4.588cm" svg:y2="10.516cm">
          <text:p/>
        </draw:line>
        <draw:frame draw:style-name="gr15" draw:text-style-name="P2" draw:layer="layout" svg:width="2.056cm" svg:height="0.962cm" svg:x="3.083cm" svg:y="9.655cm">
          <draw:text-box>
            <text:p>Bit[i,j]</text:p>
          </draw:text-box>
        </draw:frame>
        <draw:custom-shape draw:style-name="gr16" draw:text-style-name="P1" draw:layer="layout" svg:width="0.489cm" svg:height="0.489cm" svg:x="2.495cm" svg:y="9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89cm" svg:height="0.489cm" svg:x="2.51cm" svg:y="10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2.447cm" svg:height="0.962cm" svg:x="1.933cm" svg:y="11.726cm">
          <draw:text-box>
            <text:p>GND</text:p>
          </draw:text-box>
        </draw:frame>
        <draw:frame draw:style-name="gr17" draw:text-style-name="P2" draw:layer="layout" svg:width="1.725cm" svg:height="1.007cm" svg:x="0.233cm" svg:y="10.126cm">
          <draw:text-box>
            <text:p>fuse</text:p>
          </draw:text-box>
        </draw:frame>
        <draw:line draw:style-name="gr18" draw:text-style-name="P3" draw:layer="layout" svg:x1="1.836cm" svg:y1="10.583cm" svg:x2="2.401cm" svg:y2="10.063cm">
          <text:p/>
        </draw:line>
        <draw:line draw:style-name="gr18" draw:text-style-name="P3" draw:layer="layout" svg:x1="1.805cm" svg:y1="10.613cm" svg:x2="2.478cm" svg:y2="11.225cm">
          <text:p/>
        </draw:line>
        <draw:connector draw:style-name="gr3" draw:text-style-name="P1" draw:layer="layout" svg:x1="3.217cm" svg:y1="1.382cm" svg:x2="12.918cm" svg:y2="3.107cm" draw:start-shape="id1" draw:start-glue-point="4" draw:end-shape="id5" draw:end-glue-point="4" svg:d="M3217 1382h10704v1725h-1003" svg:viewBox="0 0 10705 1726">
          <text:p/>
        </draw:connector>
        <draw:connector draw:style-name="gr3" draw:text-style-name="P1" draw:layer="layout" svg:x1="3.685cm" svg:y1="1.396cm" svg:x2="18.818cm" svg:y2="3.107cm" draw:end-shape="id3" draw:end-glue-point="4" svg:d="M3685 1396h16136v1711h-1003" svg:viewBox="0 0 16137 1712">
          <text:p/>
        </draw:connector>
        <draw:connector draw:style-name="gr3" draw:text-style-name="P1" draw:layer="layout" svg:x1="11.949cm" svg:y1="7.399cm" svg:x2="12.428cm" svg:y2="7.391cm" draw:start-shape="id16" draw:start-glue-point="1" draw:end-shape="id5" draw:end-glue-point="8" svg:d="M11949 7399h233v-8h246" svg:viewBox="0 0 480 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4T11:11:28.037858913</meta:creation-date>
    <dc:date>2019-01-26T17:23:38.105239642</dc:date>
    <meta:editing-duration>PT35M11S</meta:editing-duration>
    <meta:editing-cycles>5</meta:editing-cycles>
    <meta:generator>LibreOffice/6.0.6.2$Linux_X86_64 LibreOffice_project/00m0$Build-2</meta:generator>
    <meta:document-statistic meta:object-count="48"/>
  </office:meta>
</office:document-meta>
</file>